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31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ync_20_1">
      <style:table-properties table:display="true" style:writing-mode="lr-tb"/>
    </style:style>
    <style:style style:name="ta4" style:family="table" style:master-page-name="PageStyle_5f_Sync_20_1B">
      <style:table-properties table:display="true" style:writing-mode="lr-tb"/>
    </style:style>
    <style:style style:name="ta5" style:family="table" style:master-page-name="PageStyle_5f_Sync_20_2B">
      <style:table-properties table:display="true" style:writing-mode="lr-tb"/>
    </style:style>
    <style:style style:name="ta6" style:family="table" style:master-page-name="PageStyle_5f_Sync_20_3B">
      <style:table-properties table:display="true" style:writing-mode="lr-tb"/>
    </style:style>
    <style:style style:name="ta7" style:family="table" style:master-page-name="PageStyle_5f_Sync_20_4B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i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style-name="ce1" office:value-type="string" calcext:value-type="string">
            <text:p>vbbvbv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3"/>
          <table:table-cell table:style-name="ce1" office:value-type="string" calcext:value-type="string">
            <text:p>ghfhhhj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float" office:value="55515115616515" calcext:value-type="float">
            <text:p>55515115616515</text:p>
          </table:table-cell>
          <table:table-cell table:number-columns-repeated="3"/>
          <table:table-cell table:style-name="ce1" office:value-type="string" calcext:value-type="string">
            <text:p>vvvvbbbcv</text:p>
          </table:table-cell>
          <table:table-cell table:number-columns-repeated="3"/>
          <table:table-cell table:style-name="ce1" office:value-type="float" office:value="12345678910" calcext:value-type="float">
            <text:p>1234567891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float" office:value="5556565655656" calcext:value-type="float">
            <text:p>5556565655656</text:p>
          </table:table-cell>
          <table:table-cell table:number-columns-repeated="3"/>
          <table:table-cell table:style-name="ce1" office:value-type="string" calcext:value-type="string">
            <text:p>kkkk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abdulrehman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float" office:value="6626262" calcext:value-type="float">
            <text:p>6626262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style-name="ce1" office:value-type="string" calcext:value-type="string">
            <text:p>ffggggggg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float" office:value="222222" calcext:value-type="float">
            <text:p>22222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style-name="ce1" office:value-type="string" calcext:value-type="string">
            <text:p>fg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float" office:value="5555" calcext:value-type="float">
            <text:p>5555</text:p>
          </table:table-cell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abdulrehm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ain</text:p>
          </table:table-cell>
          <table:table-cell table:number-columns-repeated="1023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nc 1" table:style-name="ta3">
        <table:table-column table:style-name="co2" table:number-columns-repeated="48" table:default-cell-style-name="Default"/>
        <table:table-column table:style-name="co1" table:number-columns-repeated="976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Create Account <text:s/>(BUTTON)</text:p>
          </table:table-cell>
          <table:table-cell table:number-columns-repeated="102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Client will send request for CLIENT GUID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Server will repond with Client GUID &amp; Device GUID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Client will Store Both GUID in HTTPs ONLY Cookies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Forgot CLIENT GUID (BUTTON)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 calcext:value-type="string">
            <text:p>Client will send First 8 Charactors of CLIENT GUID to server in HTTP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Sever will repond with CLIENT GUID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Login from New Device (Register New Device) (BUTTON)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 calcext:value-type="string">
            <text:p>Client will send First 8 Charactors of CLIENT GUID to server in HTTP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Optionally User can send Device Descriptio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Sever will repond with GUID, Client will Store GUID in HTTPs ONLY Cooki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Server will repond with DEVICE GUID, Client will Store GUID in HTTPs ONLY Cookies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Get Devices LIST (BUTTON)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 calcext:value-type="string">
            <text:p>Client will send full GUID (after reading from HTTPs Only Cookies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Server will repsond with list of Device GUIDs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Delete Device (BUTTON)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 calcext:value-type="string">
            <text:p>Client will send Device ID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Manage Device Names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 calcext:value-type="string">
            <text:p>Client can Send Description against any DEVICE GUID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SSE will be implemented for Notification of Device Managment</text:p>
          </table:table-cell>
          <table:table-cell table:number-columns-repeated="102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Server will have SQLite for Device Events</text:p>
          </table:table-cell>
          <table:table-cell table:number-columns-repeated="1022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nc 1B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1&gt; Sync Scenario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Assign Local and Server IDs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Begin with local and server IDs both set to 1 for the first activity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hen a new activity is created locally, assign the current local ID to it, and increment the local ID for the next activity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efore sending the data to the server, include the local ID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n the server side, when receiving the data, and increment the server ID for the next activity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ssociate the local ID with the corresponding server ID to maintain stat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ynchronize Data with the Server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nd the local data along with its local ID to the server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server, upon receiving the data, assigns a server ID if it doesn't already have one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sing the current server ID and incrementing for the next activity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ocess the data on the server and send back the server ID associated with the local ID for confirmation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Update Local Data with Server Informatio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pon receiving the server's response, update the local data with the server ID if it wasn't initially assigned locally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unt Activitie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intain separate counters for local and server activities, starting at 1 and incrementing for each new activity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Handle Conflict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mplement conflict resolution mechanisms considering that both local and server IDs are continuously incremented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is may involve comparing to resolve conflicts.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nc 2B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2&gt; Batch Sync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Batch Activities for Synchronizatio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onitor the local activity count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hen the local activity count reaches a multiple of 10 (e.g., 10, 20, 30, etc.), initiate a batch synchronization proces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llect the latest 10 local activities along with their local IDs and send them to the server for synchronization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server processes the batch and assigns server IDs as needed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Acknowledge Successful Batch Synchronization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pon successful synchronization of a batch, acknowledge the completion of that batch on both the local device and the server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pdate any relevant counters or flags to reflect the synchronization status of the batch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hen the local server received the batch Acknowledge with server id then we will send the next batch</text:p>
          </table:table-cell>
          <table:table-cell table:number-columns-repeated="102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nc 3B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3&gt; Server Response TimeOu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Timeout Handling for Server Response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et a timeout for the server response, e.g., 60 seconds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the server does not respond within the specified time, mark the synchronization request as timed out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send Activities with Repeat Flag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a synchronization request times out, re-send the activities in that batch with an additional flag, such as a "repeat" flag set to true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clude the local IDs and corresponding server IDs if availabl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erver Handling of Repeat Flag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n the server side, when receiving a synchronization request with the "repeat" flag set to true, check if the activities already exist in database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 an activity already exist, retain the existing server ID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pdate Local Data with Server Information (Retry)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pon receiving the server's response to the retry synchronization, update the local data with any new server IDs assigned by the server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Retry Limit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mplement a retry limit to avoid infinite retry loops.</text:p>
          </table:table-cell>
          <table:table-cell table:number-columns-repeated="102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nc 4B" table:style-name="ta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4&gt; Multiple Machines Sync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Assign User, Machine ID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ach user is assigned a unique user ID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ach machine used by the user is assigned a unique machine ID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hen creating new activities locally, include both the user ID and the machine ID along with the local ID for identification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mplement a server ID to track synchronization state across machine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QLite Database for User Sync State Storag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se an SQLite database on the server to store user-specific synchronization state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synchronization state includes information such as the latest ,local ID, machine IDs associated with the user, and any other relevant metadata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Retrieve User Sync State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hen a machine initiates synchronization, query the user's synchronization state from the SQLite database using the user ID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synchronization state includes the latest synchronization local ID, information about the last synchronized batch, and any other relevant detail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nclude Sync State in Synchronization Request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clude the user ID, machine ID, local ID and metadata in the request sent from each machine to the server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sure that the server has information about the user's latest synchronization state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Distribute Updated Sync State to All User Machine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fter processing a synchronization request, update the machine`s synchronization state in the SQLite database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stribute the updated synchronization state to all machines associated with the same user and Server ID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Maintain Consistency Across User Machines: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eriodically synchronize the user's synchronization state across all machines to ensure consistency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igger synchronization events based on user login or at regular intervals.</text:p>
          </table:table-cell>
          <table:table-cell table:number-columns-repeated="1023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ync_20_1" style:display-name="PageStyle_Sync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ync_20_1B" style:display-name="PageStyle_Sync 1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ync_20_2B" style:display-name="PageStyle_Sync 2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ync_20_3B" style:display-name="PageStyle_Sync 3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ync_20_4B" style:display-name="PageStyle_Sync 4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113" meta:object-count="0"/>
    <meta:generator>LibreOfficeDev/6.0.5.2$Linux_X86_64 LibreOffice_project/</meta:generator>
  </office:meta>
</office:document-meta>
</file>